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23cm" draw:marker-end-width="0.23cm" draw:fill="solid" draw:fill-color="#784b04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122cm"/>
      <style:paragraph-properties style:writing-mode="lr-tb"/>
    </style:style>
    <style:style style:name="P1" style:family="paragraph">
      <loext:graphic-properties draw:fill="solid" draw:fill-color="#784b04"/>
      <style:paragraph-properties fo:text-align="center"/>
    </style:style>
    <style:style style:name="P2" style:family="paragraph">
      <style:text-properties fo:color="#eeeeee" loext:opacity="100%" fo:font-size="12pt" style:font-size-asian="12pt" style:font-size-complex="12pt"/>
    </style:style>
    <style:style style:name="P3" style:family="paragraph">
      <loext:graphic-properties draw:fill="none" draw:fill-color="#ffffff"/>
      <style:text-properties fo:color="#eeeeee" loext:opacity="100%" fo:font-size="12pt" style:font-size-asian="12pt" style:font-size-complex="12pt"/>
    </style:style>
    <style:style style:name="T1" style:family="text">
      <style:text-properties fo:color="#eeeeee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455cm" svg:height="0.281cm" svg:x="0.794cm" svg:y="0.5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6cm" svg:height="0.28cm" draw:transform="skewX (-0.00349065850398865) rotate (-0.522726110972302) translate (0.998cm 0.37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4cm" svg:height="0.28cm" svg:x="1.286cm" svg:y="0.5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5cm" svg:height="0.281cm" draw:transform="skewX (0.00349065850398868) rotate (0.268431638956728) translate (1.029cm 0.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5cm" svg:height="0.28cm" svg:x="1.777cm" svg:y="0.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5cm" svg:height="0.281cm" svg:x="1.655cm" svg:y="0.4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4cm" svg:height="0.28cm" draw:transform="skewX (-0.00349065850398864) rotate (0.509985207432743) translate (1.985cm 0.61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5cm" svg:height="0.281cm" svg:x="1.506cm" svg:y="0.4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5cm" svg:height="0.281cm" draw:transform="skewX (-0.00349065850398868) rotate (-0.408407044966673) translate (1.931cm 0.3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5cm" svg:height="0.281cm" svg:x="1.804cm" svg:y="0.5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5cm" svg:height="0.28cm" draw:transform="rotate (-0.408407044966673) translate (1.562cm 0.40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5cm" svg:height="0.28cm" draw:transform="rotate (0.126710903694789) translate (1.402cm 0.22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5cm" svg:height="0.28cm" draw:transform="skewX (0.00349065850398865) rotate (0.126710903694789) translate (1.261cm 0.15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5cm" svg:height="0.28cm" draw:transform="rotate (0.126710903694789) translate (1.868cm 0.59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5cm" svg:height="0.279cm" draw:transform="skewX (0.0036651914291881) rotate (0.126710903694789) translate (2.315cm 0.5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5cm" svg:height="0.28cm" draw:transform="skewX (0.00349065850398865) rotate (0.126710903694789) translate (2.394cm 0.41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188cm" svg:height="0.211cm" draw:transform="rotate (-0.504225620901161) translate (3.046cm 0.64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455cm" svg:height="0.281cm" draw:transform="rotate (-0.504225620901161) translate (2.13cm 0.40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187cm" svg:height="0.212cm" draw:transform="skewX (-0.00471238898038467) rotate (0.195651409148566) translate (3.105cm 0.69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188cm" svg:height="0.211cm" draw:transform="rotate (-0.504225620901161) translate (0.232cm 0.64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187cm" svg:height="0.212cm" draw:transform="skewX (-0.00471238898038467) rotate (0.195651409148566) translate (0.291cm 0.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189cm" svg:height="0.211cm" draw:transform="skewX (-0.00471238898038472) rotate (-0.504225620901161) translate (2.249cm 0.24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187cm" svg:height="0.212cm" draw:transform="skewX (-0.00471238898038467) rotate (0.195651409148566) translate (2.308cm 0.29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188cm" svg:height="0.211cm" draw:transform="rotate (-0.504225620901161) translate (0.543cm 0.64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0.188cm" svg:height="0.212cm" draw:transform="rotate (0.195651409148566) translate (0.602cm 0.70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1.227cm" svg:height="0.725cm" svg:x="1.16cm" svg:y="0.114cm">
            <draw:text-box>
              <text:p text:style-name="P2"><text:span text:style-name="T1">Soil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5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2T10:38:18.088000000</meta:creation-date>
    <dc:date>2021-06-02T10:49:27.863000000</dc:date>
    <meta:editing-duration>PT11M9S</meta:editing-duration>
    <meta:editing-cycles>2</meta:editing-cycles>
    <meta:generator>LibreOffice/7.0.1.2$Windows_X86_64 LibreOffice_project/7cbcfc562f6eb6708b5ff7d7397325de9e764452</meta:generator>
    <meta:document-statistic meta:object-count="27"/>
  </office:meta>
</office:document-meta>
</file>